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81d41a" draw:textarea-horizontal-align="justify" draw:textarea-vertical-align="middle" draw:auto-grow-height="false" fo:min-height="6.1cm" fo:min-width="4.58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-color="#ffffff" draw:opacity="70%" draw:opacity-name="" draw:textarea-horizontal-align="justify" draw:textarea-vertical-align="middle" draw:auto-grow-height="false" fo:min-height="0.385cm" fo:min-width="4.58cm"/>
      <style:paragraph-properties style:writing-mode="lr-tb"/>
    </style:style>
    <style:style style:name="gr4" style:family="graphic" style:parent-style-name="standard">
      <style:graphic-properties svg:stroke-color="#000000" draw:fill-color="#ffffff" draw:opacity="70%" draw:opacity-name="" draw:textarea-horizontal-align="justify" draw:textarea-vertical-align="middle" draw:auto-grow-height="false" fo:min-height="0.385cm" fo:min-width="0.77cm"/>
      <style:paragraph-properties style:writing-mode="lr-tb"/>
    </style:style>
    <style:style style:name="gr5" style:family="graphic" style:parent-style-name="standard">
      <style:graphic-properties svg:stroke-color="#000000" draw:fill="none" draw:fill-color="#81d41a" draw:opacity="70%" draw:opacity-name="" draw:textarea-horizontal-align="justify" draw:textarea-vertical-align="middle" draw:auto-grow-height="false" fo:min-height="0.385cm" fo:min-width="0.77cm"/>
      <style:paragraph-properties style:writing-mode="lr-tb"/>
    </style:style>
    <style:style style:name="gr6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0.385cm" fo:min-width="0.77cm"/>
      <style:paragraph-properties style:writing-mode="lr-tb"/>
    </style:style>
    <style:style style:name="gr7" style:family="graphic" style:parent-style-name="standard">
      <style:graphic-properties svg:stroke-color="#000000" draw:fill-color="#ffffff" draw:opacity="70%" draw:opacity-name="" draw:textarea-horizontal-align="justify" draw:textarea-vertical-align="middle" draw:auto-grow-height="false" fo:min-height="0.385cm" fo:min-width="1.8cm"/>
      <style:paragraph-properties style:writing-mode="lr-tb"/>
    </style:style>
    <style:style style:name="gr8" style:family="graphic" style:parent-style-name="standard">
      <style:graphic-properties svg:stroke-color="#000000" draw:fill-color="#ffffff" draw:opacity="70%" draw:opacity-name="" draw:textarea-horizontal-align="justify" draw:textarea-vertical-align="middle" draw:auto-grow-height="false" fo:min-height="0.385cm" fo:min-width="14.74cm"/>
      <style:paragraph-properties style:writing-mode="lr-tb"/>
    </style:style>
    <style:style style:name="gr9" style:family="graphic" style:parent-style-name="standard">
      <style:graphic-properties svg:stroke-color="#000000" draw:fill-color="#ffffff" draw:opacity="70%" draw:opacity-name="" draw:textarea-horizontal-align="justify" draw:textarea-vertical-align="middle" draw:auto-grow-height="false" fo:min-height="0.385cm" fo:min-width="6.88cm"/>
      <style:paragraph-properties style:writing-mode="lr-tb"/>
    </style:style>
    <style:style style:name="gr10" style:family="graphic" style:parent-style-name="standard">
      <style:graphic-properties draw:stroke="solid" svg:stroke-color="#000000" draw:fill-color="#ff3838" draw:opacity="100%" draw:opacity-name="" draw:textarea-horizontal-align="justify" draw:textarea-vertical-align="middle" draw:auto-grow-height="false" fo:min-height="0.385cm" fo:min-width="3.31cm"/>
      <style:paragraph-properties style:writing-mode="lr-tb"/>
    </style:style>
    <style:style style:name="gr11" style:family="graphic" style:parent-style-name="standard">
      <style:graphic-properties draw:stroke="solid" svg:stroke-color="#000000" draw:fill-color="#ff3838" draw:opacity="100%" draw:opacity-name="" draw:textarea-horizontal-align="justify" draw:textarea-vertical-align="middle" draw:auto-grow-height="false" fo:min-height="0.385cm" fo:min-width="2.04cm"/>
      <style:paragraph-properties style:writing-mode="lr-tb"/>
    </style:style>
    <style:style style:name="gr12" style:family="graphic" style:parent-style-name="standard">
      <style:graphic-properties draw:stroke="solid" svg:stroke-color="#000000" draw:fill-color="#ff3838" draw:opacity="100%" draw:opacity-name="" draw:textarea-horizontal-align="justify" draw:textarea-vertical-align="middle" draw:auto-grow-height="false" fo:min-height="0.385cm" fo:min-width="0.77cm"/>
      <style:paragraph-properties style:writing-mode="lr-tb"/>
    </style:style>
    <style:style style:name="gr13" style:family="graphic" style:parent-style-name="standard">
      <style:graphic-properties draw:stroke="solid" svg:stroke-color="#000000" draw:fill-color="#ff3838" draw:opacity="100%" draw:opacity-name="" draw:textarea-horizontal-align="justify" draw:textarea-vertical-align="middle" draw:auto-grow-height="false" fo:min-height="0.385cm" fo:min-width="17.04cm"/>
      <style:paragraph-properties style:writing-mode="lr-tb"/>
    </style:style>
    <style:style style:name="gr14" style:family="graphic" style:parent-style-name="standard">
      <style:graphic-properties draw:stroke="solid" svg:stroke-color="#000000" draw:fill-color="#ff3838" draw:opacity="100%" draw:opacity-name="" draw:textarea-horizontal-align="justify" draw:textarea-vertical-align="middle" draw:auto-grow-height="false" fo:min-height="0.385cm" fo:min-width="4.58cm"/>
      <style:paragraph-properties style:writing-mode="lr-tb"/>
    </style:style>
    <style:style style:name="gr15" style:family="graphic" style:parent-style-name="standard">
      <style:graphic-properties draw:stroke="solid" svg:stroke-color="#000000" draw:fill-color="#ffd7d7" draw:opacity="100%" draw:opacity-name="" draw:textarea-horizontal-align="justify" draw:textarea-vertical-align="middle" draw:auto-grow-height="false" fo:min-height="0.385cm" fo:min-width="22.12cm"/>
      <style:paragraph-properties style:writing-mode="lr-tb"/>
    </style:style>
    <style:style style:name="gr16" style:family="graphic" style:parent-style-name="standard">
      <style:graphic-properties draw:stroke="solid" svg:stroke-color="#000000" draw:fill-color="#ffd7d7" draw:opacity="100%" draw:opacity-name="" draw:textarea-horizontal-align="justify" draw:textarea-vertical-align="middle" draw:auto-grow-height="false" fo:min-height="0.385cm" fo:min-width="19.58cm"/>
      <style:paragraph-properties style:writing-mode="lr-tb"/>
    </style:style>
    <style:style style:name="gr17" style:family="graphic" style:parent-style-name="standard">
      <style:graphic-properties draw:stroke="solid" svg:stroke-color="#000000" draw:fill-color="#ffd7d7" draw:opacity="100%" draw:opacity-name="" draw:textarea-horizontal-align="justify" draw:textarea-vertical-align="middle" draw:auto-grow-height="false" fo:min-height="0.385cm" fo:min-width="17.04cm"/>
      <style:paragraph-properties style:writing-mode="lr-tb"/>
    </style:style>
    <style:style style:name="gr18" style:family="graphic" style:parent-style-name="standard">
      <style:graphic-properties draw:stroke="solid" svg:stroke-color="#000000" draw:fill-color="#ffd7d7" draw:opacity="100%" draw:opacity-name="" draw:textarea-horizontal-align="justify" draw:textarea-vertical-align="middle" draw:auto-grow-height="false" fo:min-height="0.385cm" fo:min-width="4.34cm"/>
      <style:paragraph-properties style:writing-mode="lr-tb"/>
    </style:style>
    <style:style style:name="gr19" style:family="graphic" style:parent-style-name="standard">
      <style:graphic-properties svg:stroke-color="#000000" draw:fill-color="#ffffff" draw:opacity="0%" draw:opacity-name="" draw:textarea-horizontal-align="justify" draw:textarea-vertical-align="middle" draw:auto-grow-height="false" fo:min-height="6.735cm" fo:min-width="27.2cm"/>
      <style:paragraph-properties style:writing-mode="lr-tb"/>
    </style:style>
    <style:style style:name="gr20" style:family="graphic" style:parent-style-name="standard">
      <style:graphic-properties draw:stroke="solid" svg:stroke-color="#000000" draw:fill-color="#ffd7d7" draw:opacity="100%" draw:opacity-name="" draw:textarea-horizontal-align="justify" draw:textarea-vertical-align="middle" draw:auto-grow-height="false" fo:min-height="0.385cm" fo:min-width="15.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fo:min-height="1.655cm"/>
      <style:paragraph-properties style:writing-mode="lr-tb"/>
    </style:style>
    <style:style style:name="P1" style:family="paragraph">
      <loext:graphic-properties draw:fill-color="#81d41a"/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/>
    </style:style>
    <style:style style:name="P5" style:family="paragraph">
      <loext:graphic-properties draw:fill-color="#ffffff" draw:opacity="70%"/>
      <style:paragraph-properties fo:text-align="center"/>
      <style:text-properties fo:font-size="14pt"/>
    </style:style>
    <style:style style:name="P6" style:family="paragraph">
      <loext:graphic-properties draw:fill="none" draw:fill-color="#81d41a" draw:opacity="70%"/>
      <style:paragraph-properties fo:text-align="center"/>
      <style:text-properties fo:font-size="14pt"/>
    </style:style>
    <style:style style:name="P7" style:family="paragraph">
      <loext:graphic-properties draw:fill-color="#ffffff" draw:opacity="0%"/>
      <style:paragraph-properties fo:text-align="center"/>
      <style:text-properties fo:font-size="14pt"/>
    </style:style>
    <style:style style:name="P8" style:family="paragraph">
      <style:paragraph-properties fo:text-align="start"/>
      <style:text-properties fo:font-size="14pt" style:font-size-asian="18pt" style:font-size-complex="18pt"/>
    </style:style>
    <style:style style:name="P9" style:family="paragraph">
      <loext:graphic-properties draw:fill-color="#ff3838" draw:opacity="100%"/>
      <style:paragraph-properties fo:text-align="start"/>
      <style:text-properties fo:font-size="14pt" style:font-size-asian="18pt" style:font-size-complex="18pt"/>
    </style:style>
    <style:style style:name="P10" style:family="paragraph">
      <loext:graphic-properties draw:fill-color="#ffd7d7" draw:opacity="100%"/>
      <style:paragraph-properties fo:text-align="start"/>
      <style:text-properties fo:font-size="14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T1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6.35cm" svg:x="18.78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6.35cm" svg:x="3.54cm" svg:y="3.54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08cm" svg:y1="4.175cm" svg:x2="6.08cm" svg:y2="9.89cm">
          <text:p/>
        </draw:line>
        <draw:line draw:style-name="gr2" draw:text-style-name="P3" draw:layer="layout" svg:x1="21.32cm" svg:y1="4.175cm" svg:x2="21.32cm" svg:y2="9.89cm">
          <text:p/>
        </draw:line>
        <draw:custom-shape draw:style-name="gr3" draw:text-style-name="P5" draw:layer="layout" svg:width="5.08cm" svg:height="0.635cm" svg:x="1cm" svg:y="2.905cm">
          <text:p text:style-name="P4">20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27cm" svg:height="0.635cm" svg:x="1cm" svg:y="3.54cm">
          <text:p text:style-name="P4">09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2.27cm" svg:y="3.54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635cm" svg:x="3.54cm" svg:y="3.54cm">
          <text:p text:style-name="P4">1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635cm" svg:x="4.81cm" svg:y="3.54cm">
          <text:p text:style-name="P4">1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635cm" svg:x="6.08cm" svg:y="3.54cm">
          <text:p text:style-name="P4">0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635cm" svg:x="7.35cm" svg:y="3.54cm">
          <text:p text:style-name="P4">0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8.62cm" svg:y="3.54cm">
          <text:p text:style-name="P4">0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9.89cm" svg:y="3.54cm">
          <text:p text:style-name="P4">0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1.16cm" svg:y="3.54cm">
          <text:p text:style-name="P4">0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2.43cm" svg:y="3.54cm">
          <text:p text:style-name="P4">06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3.7cm" svg:y="3.54cm">
          <text:p text:style-name="P4">07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4.97cm" svg:y="3.54cm">
          <text:p text:style-name="P4">08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6.24cm" svg:y="3.54cm">
          <text:p text:style-name="P4">09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7.51cm" svg:y="3.54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635cm" svg:x="18.78cm" svg:y="3.54cm">
          <text:p text:style-name="P4">1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635cm" svg:x="20.05cm" svg:y="3.54cm">
          <text:p text:style-name="P4">1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635cm" svg:x="21.32cm" svg:y="3.54cm">
          <text:p text:style-name="P4">0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635cm" svg:x="22.59cm" svg:y="3.54cm">
          <text:p text:style-name="P4">0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23.86cm" svg:y="3.54cm">
          <text:p text:style-name="P4">0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25.13cm" svg:y="3.54cm">
          <text:p text:style-name="P4">0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3cm" svg:height="0.635cm" svg:x="26.4cm" svg:y="3.5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5.24cm" svg:height="0.635cm" svg:x="6.08cm" svg:y="2.905cm">
          <text:p text:style-name="P4">2024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8cm" svg:height="0.635cm" svg:x="21.32cm" svg:y="2.905cm">
          <text:p text:style-name="P4">2025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635cm" svg:x="1cm" svg:y="4.175cm">
          <text:p text:style-name="P8"><text:span text:style-name="T1">1.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0.635cm" svg:x="3.54cm" svg:y="4.81cm">
          <text:p text:style-name="P8"><text:span text:style-name="T1">1.2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2.54cm" svg:height="0.635cm" svg:x="3.54cm" svg:y="5.445cm">
          <text:p text:style-name="P8"><text:span text:style-name="T1">1.3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635cm" svg:x="4.81cm" svg:y="6.08cm">
          <text:p text:style-name="P8"><text:span text:style-name="T1">1.4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27cm" svg:height="0.635cm" svg:x="8.62cm" svg:y="6.715cm">
          <text:p text:style-name="P8"><text:span text:style-name="T1">1.5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635cm" svg:x="7.35cm" svg:y="7.35cm">
          <text:p text:style-name="P8"><text:span text:style-name="T1">1.6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635cm" svg:x="7.35cm" svg:y="7.985cm">
          <text:p text:style-name="P8"><text:span text:style-name="T1">1.7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7.54cm" svg:height="0.635cm" svg:x="11.16cm" svg:y="8.62cm">
          <text:p text:style-name="P8"><text:span text:style-name="T1">1.8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0.635cm" svg:x="18.78cm" svg:y="9.255cm">
          <text:p text:style-name="P8"><text:span text:style-name="T1">1.9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22.62cm" svg:height="0.635cm" svg:x="6.08cm" svg:y="5.4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20.08cm" svg:height="0.635cm" svg:x="8.62cm" svg:y="6.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7.54cm" svg:height="0.635cm" svg:x="11.16cm" svg:y="7.3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84cm" svg:height="0.635cm" svg:x="23.86cm" svg:y="9.25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27.7cm" svg:height="6.985cm" svg:x="1cm" svg:y="2.905cm">
          <text:p text:style-name="P4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6.35cm" svg:x="18.78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08cm" svg:height="6.35cm" svg:x="3.54cm" svg:y="12.4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08cm" svg:y1="13.065cm" svg:x2="6.08cm" svg:y2="18.78cm">
          <text:p/>
        </draw:line>
        <draw:line draw:style-name="gr2" draw:text-style-name="P3" draw:layer="layout" svg:x1="21.32cm" svg:y1="13.065cm" svg:x2="21.32cm" svg:y2="18.78cm">
          <text:p/>
        </draw:line>
        <draw:custom-shape draw:style-name="gr3" draw:text-style-name="P5" draw:layer="layout" svg:width="5.08cm" svg:height="0.635cm" svg:x="1cm" svg:y="11.795cm">
          <text:p text:style-name="P4">202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1.27cm" svg:height="0.635cm" svg:x="1cm" svg:y="12.43cm">
          <text:p text:style-name="P4">09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2.27cm" svg:y="12.43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635cm" svg:x="3.54cm" svg:y="12.43cm">
          <text:p text:style-name="P4">1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635cm" svg:x="4.81cm" svg:y="12.43cm">
          <text:p text:style-name="P4">1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635cm" svg:x="6.08cm" svg:y="12.43cm">
          <text:p text:style-name="P4">01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27cm" svg:height="0.635cm" svg:x="7.35cm" svg:y="12.43cm">
          <text:p text:style-name="P4">0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8.62cm" svg:y="12.43cm">
          <text:p text:style-name="P4">0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9.89cm" svg:y="12.43cm">
          <text:p text:style-name="P4">04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1.16cm" svg:y="12.43cm">
          <text:p text:style-name="P4">0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2.43cm" svg:y="12.43cm">
          <text:p text:style-name="P4">06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3.7cm" svg:y="12.43cm">
          <text:p text:style-name="P4">07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4.97cm" svg:y="12.43cm">
          <text:p text:style-name="P4">08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6.24cm" svg:y="12.43cm">
          <text:p text:style-name="P4">09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17.51cm" svg:y="12.43cm">
          <text:p text:style-name="P4">10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635cm" svg:x="18.78cm" svg:y="12.43cm">
          <text:p text:style-name="P4">1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635cm" svg:x="20.05cm" svg:y="12.43cm">
          <text:p text:style-name="P4">12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635cm" svg:x="21.32cm" svg:y="12.43cm">
          <text:p text:style-name="P4">0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27cm" svg:height="0.635cm" svg:x="22.59cm" svg:y="12.43cm">
          <text:p text:style-name="P4">0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23.86cm" svg:y="12.43cm">
          <text:p text:style-name="P4">03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27cm" svg:height="0.635cm" svg:x="25.13cm" svg:y="12.43cm">
          <text:p text:style-name="P4">04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3cm" svg:height="0.635cm" svg:x="26.4cm" svg:y="12.43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5.24cm" svg:height="0.635cm" svg:x="6.08cm" svg:y="11.795cm">
          <text:p text:style-name="P4">2024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7.38cm" svg:height="0.635cm" svg:x="21.32cm" svg:y="11.795cm">
          <text:p text:style-name="P4">2025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635cm" svg:x="1cm" svg:y="13.065cm">
          <text:p text:style-name="P8"><text:span text:style-name="T1">2.1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0.635cm" svg:x="3.54cm" svg:y="13.7cm">
          <text:p text:style-name="P8"><text:span text:style-name="T1">2.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81cm" svg:height="0.635cm" svg:x="8.62cm" svg:y="14.335cm">
          <text:p text:style-name="P8"><text:span text:style-name="T1">2.3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08cm" svg:height="0.635cm" svg:x="18.78cm" svg:y="14.97cm">
          <text:p text:style-name="P8"><text:span text:style-name="T1">2.4</text:span>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4.84cm" svg:height="0.635cm" svg:x="23.86cm" svg:y="14.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27.7cm" svg:height="6.985cm" svg:x="1cm" svg:y="11.79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6.27cm" svg:height="0.635cm" svg:x="12.43cm" svg:y="14.335cm">
          <text:p/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27.7cm" svg:height="1.905cm" svg:x="1cm" svg:y="1cm">
          <draw:text-box>
            <text:p text:style-name="P11">Szenario 1: Netzwerk Solidarische Landwirtschaft organisiert das Projekt</text:p>
          </draw:text-box>
        </draw:frame>
        <draw:frame draw:style-name="gr21" draw:text-style-name="P12" draw:layer="layout" svg:width="27.7cm" svg:height="1.905cm" svg:x="1cm" svg:y="9.89cm">
          <draw:text-box>
            <text:p text:style-name="P11">Szenario 2: Andere Akteur:innen organisieren das Projek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4T16:28:25.597871931</meta:creation-date>
    <dc:date>2023-09-04T17:17:29.710858753</dc:date>
    <meta:editing-duration>PT4M49S</meta:editing-duration>
    <meta:editing-cycles>1</meta:editing-cycles>
    <meta:document-statistic meta:object-count="79"/>
    <meta:generator>LibreOffice/7.3.7.2$Linux_X86_64 LibreOffice_project/30$Build-2</meta:generator>
  </office:meta>
</office:document-meta>
</file>